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2.ttf" manifest:media-type="application/x-font-ttf"/>
  <manifest:file-entry manifest:full-path="Fonts/font1.ttf" manifest:media-type="application/x-font-ttf"/>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vg:font-face-src>
        <svg:font-face-uri xlink:href="Fonts/font1.ttf" xlink:type="simple">
          <svg:font-face-format svg:string="truetype"/>
        </svg:font-face-uri>
      </svg:font-face-src>
    </style:font-face>
    <style:font-face style:name="Libertinus Mono" svg:font-family="'Libertinus Mono'" style:font-adornments="Regular" style:font-pitch="variable">
      <svg:font-face-src>
        <svg:font-face-uri xlink:href="Fonts/font2.ttf" xlink:type="simple">
          <svg:font-face-format svg:string="truetype"/>
        </svg:font-face-uri>
      </svg:font-face-src>
    </style:font-fac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3" text:outline-level="3">Copyright and Contact Information</text:h>
      <text:p text:style-name="First_20_paragraph">Copyright © 2018 Andrew A. Cashner. All rights reserved.</text:p>
      <text:p text:style-name="Text_20_body"><text:line-break/>P.O. Box 270052<text:line-break/>Department of Music<text:line-break/>University of Rochester<text:line-break/>Rochester, NY 14627<text:line-break/><text:a xlink:type="simple" xlink:href="mailto:acashner@ur.rochester.edu" text:style-name="Internet_20_link" text:visited-style-name="Visited_20_Internet_20_Link"><text:span text:style-name="Definition">acashner@ur.rochester.edu</text:span></text:a><text:line-break/><text:a xlink:type="simple" xlink:href="http://www.andrewcashner.com/" text:style-name="Internet_20_link" text:visited-style-name="Visited_20_Internet_20_Link"><text:span text:style-name="Definition">http://www.andrewcashner.com</text:span></text:a></text:p>
      <text:h text:style-name="Heading_20_2" text:outline-level="2">Making Faith Appeal to Hearing</text:h>
      <text:p text:style-name="Quotations">Yo no te alcanzo ni tu enigma sé,<text:line-break/>porque a la Fe he escuchado sin la fe.</text:p>
      <text:p text:style-name="Quotations">I cannot comprehend you nor solve your puzzle,<text:line-break/>because I have listened to Faith without faith.<text:line-break/>— “Judaism,” in Calderón, El nuevo palacio del Retiro<text:note text:id="ftn1" text:note-class="footnote"><text:note-citation>1</text:note-citation><text:note-body><text:p text:style-name="Footnote">Pedro Calderón de la Barca, <text:span text:style-name="T1">El nuevo palacio del Retiro</text:span>, ed. Alan K. G. Paterson, Autos sacramentales completos de Calderón 19 (Pamplona: Universidad de Navarra, 1998), l. 1327.</text:p></text:note-body></text:note> </text:p>
      <text:p text:style-name="First_20_paragraph">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he Council of Trent, to accommodate the sense of hearing even 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shows that Spanish Catholics held varied and <text:soft-page-break/>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We will begin by discussing theological and literary sources that shaped and reflected widespread notions about faith, hearing, and music, while also revealing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hearing.</text:p>
      <text:p text:style-name="Text_20_body">If we listen closely to villancicos as historical sources for theological understanding, it becomes clear that they functioned as much more than tools for simplistic religious teaching or as banal, worldly entertainment. The villancicos in this chapter appeal to the ear in order to give listeners an opportunity to contemplate the challenges of faithful hearing.</text:p>
      <text:h text:style-name="Heading_20_3" text:outline-level="3">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text:soft-page-break/>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2" text:note-class="footnote"><text:note-citation>2</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fides informe).<text:note text:id="ftn3" text:note-class="footnote"><text:note-citation>3</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fides formata), which “worked through” the two higher virtues to result in what might best be translated as “faithfulness.” True faith was a conviction that manifested itself through ethical behavior in fidelity to God’s will.</text:p>
      <text:p text:style-name="Text_20_body">For Catholics, then, faith encompassed beliefs, attitudes, and behaviors. Faith connected individual experience with ethical action as part of the community of the Church. A man of faith was a man of virtue (the root of virtus being vir), and thus faith was central to the Catholic Humanist goal of building a virtuous society. Christian disciples were required not only to “hear” the Church’s teaching and believe it (this would be unformed faith); they also had to “listen” in the sense of obeying.</text:p>
      <text:h text:style-name="Heading_20_4" text:outline-level="4">Hearing Christ the Word</text:h>
      <text:p text:style-name="First_20_paragraph">One of the Church’s key tools in combating heresy and promoting evangelism was the new catechism “for parish priests” commissioned by the Council of Trent and first published in <text:soft-page-break/>1566.<text:note text:id="ftn4" text:note-class="footnote"><text:note-citation>4</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5" text:note-class="footnote"><text:note-citation>5</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6" text:note-class="footnote"><text:note-citation>6</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logos or verbum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text:soft-page-break/>one whom he sent, Jesus Christ.”<text:note text:id="ftn7" text:note-class="footnote"><text:note-citation>7</text:note-citation><text:note-body><text:p text:style-name="Footnote">Ibid., 6: “Hæc est vita æterna, vt cognoscant te solùm verum Deum, &amp; quem misisti, Iesum Christum.”</text:p></text:note-body></text:note> All the Church’s teachers should exert themselves to the end that</text:p>
      <text:p text:style-name="Quotations">the faithful should know and love from the heart Jesus Christ, and him crucified (1 Cor. 2:2); and indeed to persuade them so that they believe with the faithfulness [pietas] of their inmost heart and with disciplined devotion [religio], that there is no other name given to people under heaven, through whom they can be saved (Acts 4:12), since Christ is the atonement for our sins (1 John 2:2).<text:note text:id="ftn8" text:note-class="footnote"><text:note-citation>8</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1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9" text:note-class="footnote"><text:note-citation>9</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Quotations">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hey must accommodate the teaching to the sense of hearing and intelligence, so that by these [mysteries and precepts], those who possess a well-trained sense should be filled up by spiritual food.<text:note text:id="ftn10" text:note-class="footnote"><text:note-citation>10</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ingenium], customs, condition” of their charges, to give milk to spiritual infants and solid food to the maturing, to raise up a <text:soft-page-break/>“perfect man [virum perfectum], after the measure of the fullness of Christ.”<text:note text:id="ftn11" text:note-class="footnote"><text:note-citation>11</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2" text:note-class="footnote"><text:note-citation>12</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3" text:note-class="footnote"><text:note-citation>13</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Catechism of the Mysteries of the Faith by declaring that communicating the faith requires both trustworthy teachers and faithful listeners—a concept for which Azevedo uses music as a key metaphor.<text:note text:id="ftn14" text:note-class="footnote"><text:note-citation>14</text:note-citation><text:note-body><text:p text:style-name="Footnote">Azevedo, <text:span text:style-name="T1">Catecismo</text:span>.</text:p></text:note-body></text:note> He begins with the image taken from Pliny of a pupil listening at the feet of a teacher who is holding a harp. The teacher is shown, Azevedo says,</text:p>
      <text:p text:style-name="Quotations">with a musical instrument which gives pleasure to the ear, so that we should understand that Faith enters through the ear [oído], as St. Paul says, and that the disciple should be like a child, simple, without malice or duplicity, without knowing even how to respond or argue, but only how to listen and learn. Thus this image depicts for us elegantly, what the hearer of the Faith should be like.<text:note text:id="ftn15" text:note-class="footnote"><text:note-citation>15</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e Spanish word oído could mean both “hearing” and “ear,” much like the Greek word akoē translated as “hearing” in Romans 10:17.) For Azevedo, proper <text:soft-page-break/>teaching required a certain discipline from both the speaker and the hearer. Simply accommodating the ear was not enough, since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like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Experiencing Spiritual Truth through Music</text:h>
      <text:p text:style-name="First_20_paragraph">This tension between accommodating the ear and training it may be seen in the explanations <text:soft-page-break/>of music’s power by Athanasius Kircher. This Jesuit polymath’s compendium of musical knowledge, Musurgia universalis, was published in Rome in 1650 and thence disseminated throughout the Hispanic world, with copies sent to centers of colonial culture including Puebla and Manila.<text:note text:id="ftn16" text:note-class="footnote"><text:note-citation>16</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David Irving, <text:span text:style-name="T1">Colonial Counterpoint: Music in Early Modern Manila</text:span> (Oxford: Oxford University Press, 2010),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7" text:note-class="footnote"><text:note-citation>17</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aulos player Timotheus aroused Alexander the Great to the furor of war through music, and Kircher says he did this by adapting his song both to the feeling of war and to the disposition of the king.<text:note text:id="ftn18" text:note-class="footnote"><text:note-citation>18</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Quotations">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text:soft-page-break/>would suddenly be carried away beyond himself to that place where those joyful things are true.<text:note text:id="ftn19" text:note-class="footnote"><text:note-citation>19</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0" text:note-class="footnote"><text:note-citation>20</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1" text:note-class="footnote"><text:note-citation>21</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2" text:note-class="footnote"><text:note-citation>22</text:note-citation><text:note-body><text:p text:style-name="Footnote">Kircher’s theory bears a striking resemblance to some recent theories of music cognition, such as Lawrence Zbikowski’s description of musical structures as “sonic analogues for internal dynamic processes”; Lawrence M. Zbikowski, “Dance Topoi, Sonic Analogues and Musical Grammar: Communicating with Music in the Eighteenth Century,” in <text:span text:style-name="T1">Communication in Eighteenth-Century Music</text:span> (New York: Cambridge University Press, 2008), 283–309 XXX.</text:p></text:note-body></text:note> Kircher explains:</text:p>
      <text:p text:style-name="Quotations">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e., spiritus animales], or the implanted internal air [in the inner ear][…], should be moved according to the proportions of the motion of the external air, so that the spirits’ motion are effected in various ways; and through this affections can be engendered in the person.<text:note text:id="ftn23" text:note-class="footnote"><text:note-citation>23</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music are inherent in the numerical proportions of the music; in other words, the affective character of <text:soft-page-break/>the music he describes in the Dorian mode would always be the same. Music with different intervallic relationships, with the semitone placed differently in different modes, had different affective content. But because music’s power depended on sympathetic resonance, the effect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Quotations">The first is harmony itself. Second, number, and proportion. Third, the power and efficacy of the words to be pronounced in music itself; or, the oration. Fourth is the disposition of the hearers, or the subject’s capacity to remember things.<text:note text:id="ftn24" text:note-class="footnote"><text:note-citation>24</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Since there must be this kind of congruence between music and listener, Kircher acknowledges that music affects different people in different ways. First, Kircher concedes that geographic and cultural factors influence music style and its effect, such that Italians and Germans are moved by different styles and therefore compose differently. These styles, he says, are the result of a national “genius” (that is, the special gift of that people), as well as environmental factors, such that Germans developed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5" text:note-class="footnote"><text:note-citation>25</text:note-citation><text:note-body><text:p text:style-name="Footnote">Ibid., 543–44; see partial translation in Oliver Strunk and Leo Treitler, eds., <text:span text:style-name="T1">Source Readings in Music History</text:span>, Revised edition (New York: Norton, 1998), 707–11.</text:p></text:note-body></text:note></text:p>
      <text:p text:style-name="Text_20_body">Moreover, “just as different nations enjoy a different style of music, likewise within <text:soft-page-break/>each nation, people of different temperaments appreciate different styles that conform the most to their natural inclinations.”<text:note text:id="ftn26" text:note-class="footnote"><text:note-citation>26</text:note-citation><text:note-body><text:p text:style-name="Footnote">Kircher, <text:span text:style-name="T1">Musurgia universalis</text:span>,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7" text:note-class="footnote"><text:note-citation>27</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8" text:note-class="footnote"><text:note-citation>28</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still are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note text:id="ftn29" text:note-class="footnote"><text:note-citation>29</text:note-citation><text:note-body><text:p text:style-name="Footnote">Ibid., 551: “Nouerat enim prædicator fuorum auditorum inclinationem; nouerat chordam, quam tangere debebat.”</text:p></text:note-body></text:note> But Kircher never fully resolves the tension between <text:soft-page-break/>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text:soft-page-break/>only a subjective experience as assurance of salvation, and separating individual faith from the cultivation of a just society.<text:note text:id="ftn30" text:note-class="footnote"><text:note-citation>30</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1" text:note-class="footnote"><text:note-citation>31</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2" text:note-class="footnote"><text:note-citation>32</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conviction of things not seen” (Heb. 11:1, NRSV).</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sensory experience, and ultimately to “firmly and steadfastly give assent” to the truth of God.</text:p>
      <text:p text:style-name="Text_20_body"><text:soft-page-break/>Catholic leaders defended against the potential danger of this subjective element by insisting that the certainty of faith and salvation came through the work of the Holy Spirit in the institutional Church, as Susan Schreiner demonstrates.<text:note text:id="ftn33" text:note-class="footnote"><text:note-citation>33</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a person’s good works could not suffice for thei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4" text:note-class="footnote"><text:note-citation>34</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5" text:note-class="footnote"><text:note-citation>35</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Spiritual Exercises for discerning the validity of their religious sensations, and for using those experiences to make decisive changes in life, as part of a radical commitment of the self to God.<text:note text:id="ftn36" text:note-class="footnote"><text:note-citation>36</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text:soft-page-break/>native people in New Spain.<text:note text:id="ftn37" text:note-class="footnote"><text:note-citation>37</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8" text:note-class="footnote"><text:note-citation>38</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39" text:note-class="footnote"><text:note-citation>39</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Quotations">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oído], like some polyphonic music [una música concertada] or the clanging of bells […]. It matters little to hear someone perform one <text:soft-page-break/>kind of music that is better than some other, if it does not move me more than the other to do works; because, although they have spoken marvels, then they are forgotten, as they do not infuse fire into the will.<text:note text:id="ftn40" text:note-class="footnote"><text:note-citation>40</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The Ascent of Mount Carmel. In concluding the work the monk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1" text:note-class="footnote"><text:note-citation>41</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Ascent of Mount Carmel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e Society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uan’s ascetic bent, or his pastoral concern with spiritual growth, saw that power as a danger or even an opening <text:soft-page-break/>for diabolical influence.</text:p>
      <text:h text:style-name="Heading_20_4" text:outline-level="4">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2" text:note-class="footnote"><text:note-citation>42</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3" text:note-class="footnote"><text:note-citation>43</text:note-citation><text:note-body><text:p text:style-name="Footnote">Bailey, <text:span text:style-name="T1">Art on the Jesuit Missions</text:span>; Cécile Fromont, “Dancing for the King of Congo from Early Modern Central Africa to Slavery-Era Brazil,” <text:span text:style-name="T1">Colonial Latin American Review</text:span> 22, no. 2 (n.d.): 184–208;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4" text:note-class="footnote"><text:note-citation>44</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5" text:note-class="footnote"><text:note-citation>45</text:note-citation><text:note-body><text:p text:style-name="Footnote">Ibid., 637–38.</text:p></text:note-body></text:note> </text:p>
      <text:p text:style-name="Text_20_body">In the realm of visual art, even where Jesuits wrote to their superiors in Rome praising the natives’ uncanny ability to copy European models, the actual surviving artifacts often bear <text:soft-page-break/>strong traces of indigenous methods, aesthetics, and religious understandings.<text:note text:id="ftn46" text:note-class="footnote"><text:note-citation>46</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7" text:note-class="footnote"><text:note-citation>47</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8" text:note-class="footnote"><text:note-citation>48</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text:soft-page-break/>“European Jesuits must accommodate themselves to Japanese manners and customs.”<text:note text:id="ftn49" text:note-class="footnote"><text:note-citation>49</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Quotations">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Quotations">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Quotations">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0" text:note-class="footnote"><text:note-citation>50</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Quotations">I am sure all these things which you say are true; for the variety of the instruments and <text:soft-page-break/>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1" text:note-class="footnote"><text:note-citation>51</text:note-citation><text:note-body><text:p text:style-name="Footnote">Ibid., 156.</text:p></text:note-body></text:note></text:p>
      <text:h text:style-name="Heading_20_4" text:outline-level="4">Obstacles to Faith and Mistrust of Hearing</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El nuevo palacio del Retiro by court poet Pedro Calderón de la Barca.<text:note text:id="ftn52" text:note-class="footnote"><text:note-citation>52</text:note-citation><text:note-body><text:p text:style-name="Footnote">Calderón de la Barca, <text:span text:style-name="T1">El nuevo palacio</text:span>.</text:p></text:note-body></text:note> This Corpus Christi mystery play (auto sacramental), was staged in 1634 to inaugurate the Spanish monarch’s new palace-retreat, the Buen Retiro. Like most autos this one was performed in the context of a whole day of liturgical and processional music, probably including numerous villancicos; and the drama includes texts to be sung, though the music is lost. Literary scholars have considered Spanish autos sacramentales to be “dramas of conversion” with the primary goal of teaching doctrine.<text:note text:id="ftn53" text:note-class="footnote"><text:note-citation>53</text:note-citation><text:note-body><text:p text:style-name="Footnote"><text:span text:style-name="T2">XXX</text:span> Cite Wardropper, Parker, McKendrick</text:p></text:note-body></text:note>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text:p>
      <text:p text:style-name="Text_20_body">Calderón’s play for the politically significant occasion glorifies the king as the defender of the true faith, since his name Felipe cannot be said without saying Fe (faith)—a faith that centers on the doctrine of the Eucharist.<text:note text:id="ftn54" text:note-class="footnote"><text:note-citation>54</text:note-citation><text:note-body><text:p text:style-name="Footnote">Ibid., ll. XXX.</text:p></text:note-body></text:note> Since the Eucharist defies normal sensation and must <text:soft-page-break/>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text:p>
      <text:p text:style-name="Text_20_body">If the King was the defender of the faith, then Judaism was its enemy, as dramatized by the long portion of the play that centers on Judaism’s incapacity for faith. The allegorical character Judaísmo becomes a chilling representation of the incapacity to acquire faith, despite the sense of hearing. Judaism is forcefully excluded from the festivities celebrated within the play, which culminate in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Text_20_body">(inser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a laurel prize awarded by Faith (poem example 2). Each sense in turn boasts of his powers, but Faith rejects each one. Hearing is the last sense to present himself, and in contrast to the other <text:soft-page-break/>senses, he speaks of his weakness, and how easily he can be fooled by echoes or feigned voices. Since he cannot trust his own powers, he must rely on faith. In response, Faith crowns Hearing precisely because of his desconfianza—a term that can mean humility as well as lack of confidence and even mistrust.</text:p>
      <text:p text:style-name="Text_20_body">(inser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5" text:note-class="footnote"><text:note-citation>55</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text:soft-page-break/>powerful; but this power had to be harnessed to serve the purposes of the Church. Simply put, faithful hearing required listeners to doubt their own sensation.</text:p>
      <text:h text:style-name="Heading_20_4" text:outline-level="4">Hearing the Word in Community</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spiritual truth communicated through musical patterns. This training would also need to discipline the whole community to overcome misunderstandings based on cultural conditioning.</text:p>
      <text:p text:style-name="Text_20_body">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was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6" text:note-class="footnote"><text:note-citation>56</text:note-citation><text:note-body><text:p text:style-name="Footnote">Geoffrey Baker, <text:span text:style-name="T1">Imposing Harmony: Music and Society in Colonial Cuzco</text:span> (Durham, NC: Duke University Press, 2008); Irving, <text:span text:style-name="T1">Colonial Counterpoint</text:span>; Bernardo Illari, “Polychoral Culture: Cathedral Music in La Plata (Bolivia), 1680–1730” (PhD diss., University of Chicago, 2001).</text:p></text:note-body></text:note> The virtue of man as Neoplatonic microcosm was reflected in the broader society and in turn depended on it. Spanish political thinkers conceived of the colonial project in terms of establishing harmony in society.<text:note text:id="ftn57" text:note-class="footnote"><text:note-citation>57</text:note-citation><text:note-body><text:p text:style-name="Footnote">Baker, <text:span text:style-name="T1">Imposing Harmony</text:span>, 22–31.</text:p></text:note-body></text:note> Most educated Spaniards were familiar with the medieval <text:soft-page-break/>philosopher Boethius (either directly or through expositions of his ideas in contemporary music treatises like that of Pedro Cerone) and his concept that there were three kinds of music: musica instrumentalis, sounding, playing music; musica humana, the harmony of the individual in body and soul, reason and passion, and the concord of human society; and musica mundana, the music of the celestial spheres.<text:note text:id="ftn58" text:note-class="footnote"><text:note-citation>58</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musica instrumentalis, they believed, could actually attune the musica humana on individual and social levels, bringing human society in concord with the order of the cosmos, and beyond it, with the mysterious harmonious of the triune God.</text:p>
      <text:p text:style-name="Text_20_body">Catholic music, then, was not about society; it was a form of 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text:note text:id="ftn59" text:note-class="footnote"><text:note-citation>59</text:note-citation><text:note-body><text:p text:style-name="Footnote">Jesús A. Ramos-Kittrell, <text:span text:style-name="T1">Playing in the Cathedral: Music, Race, and Status in New Spain</text:span> (Oxford: Oxford University Press, 2016).</text:p></text:note-body></text:note> For this reason, we cannot fully understand the faith of early modern Catholics on the basis of verbal formulations alone; we need to see and hear how communities practiced their faith through coordinated action—such as in devotional music.<text:note text:id="ftn60" text:note-class="footnote"><text:note-citation>60</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text:p></text:note-body></text:note></text:p>
      <text:h text:style-name="Heading_20_3" text:outline-level="3">The Primacy of Hearing in Villancicos</text:h>
      <text:p text:style-name="First_20_paragraph">Villancicos provide evidence for a broad public discourse about sensation and faith that manifests these same theological preoccupations and anxieties. Through vernacular poetry and <text:soft-page-break/>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61" text:note-class="footnote"><text:note-citation>61</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players), would all come into play,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62" text:note-class="footnote"><text:note-citation>62</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performed at multiple festivals each year in public settings where many kinds of listeners were present, these pieces must have shaped attitudes and beliefs in the broader community.</text:p>
      <text:h text:style-name="Heading_20_4" text:outline-level="4"><text:soft-page-break/>Contests of the Senses at Segovia Cathedral</text:h>
      <text:p text:style-name="First_20_paragraph">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Si los sentidos queja forman del Pan divino, later attributed to the Zaragozan poet Vicente Sánchez, for eight voices and instruments in grand polychoral style (E-SE: 18/19, 5/32).<text:note text:id="ftn63" text:note-class="footnote"><text:note-citation>63</text:note-citation><text:note-body><text:p text:style-name="Footnote">José López-Calo, <text:span text:style-name="T1">La música en la Catedral de Segovia</text:span>, 2 vols. (Segovia: Diputación Provincial de Segovia, 1988).</text:p></text:note-body></text:note> Irízar was born in 1634 and served at Segovia from 1671 until his death in 1684. A few decades later Irízar’s successor, Jerónimo de Carrión (1660–1721), set the same text as a solo continuo song (E-SE: 28/25).<text:note text:id="ftn64" text:note-class="footnote"><text:note-citation>64</text:note-citation><text:note-body><text:p text:style-name="Footnote">Andrew A. Cashner, ed., <text:span text:style-name="T1">Villancicos About Music from Seventeenth-Century Spain and New Spain</text:span>, Web Library of Seventeenth-Century Music 32 (Society for Seventeenth-Century Music, 2017), 133–52, <text:a xlink:type="simple" xlink:href="http://www.sscm-wlscm.org/" text:style-name="Internet_20_link" text:visited-style-name="Visited_20_Internet_20_Link"><text:span text:style-name="Definition">http://www.sscm-wlscm.org/</text:span></text:a>.</text:p></text:note-body></text:note></text:p>
      <text:p text:style-name="Text_20_body">The poem invites hearers to imagine the senses “filing a complaint” against the bread of the Eucharist because “what they sense is not by faith consented” (porque lo que ellos sienten no es de fe consentido, poem example 3).<text:note text:id="ftn65" text:note-class="footnote"><text:note-citation>65</text:note-citation><text:note-body><text:p text:style-name="Footnote">Vicente Sánchez, <text:span text:style-name="T1">Lyra Poética de Vicente Sanchez, natvral de la Imperial Civdad de Zaragoza. Obras Posthvmas</text:span> (Zaragoza, 1688), 171–72.</text:p></text:note-body></text:note> In a motto that is repeated after each copla, the poem admonishes, “let the senses not resent it” (no se den por sentidos los sentidos)—playing on the word for sense in several ways. Each of the coplas treats a different sense, following nearly the same order as in Calderón’s play: Sight comes first, followed by Touch; next are Taste and Smell, and Hearing comes last and wins the day (table 1).</text:p>
      <text:p text:style-name="Text_20_body">(insert poem example 3)</text:p>
      <text:p text:style-name="Text_20_body">(insert table 1)</text:p>
      <text:p text:style-name="Text_20_body">The two surviving settings of Si los sentidos by Irízar and Carrión stage this contest of the senses in sound. The Segovia Cathedral archive preserves manuscript performing parts for both settings along with Irízar’s draft score for his version.<text:note text:id="ftn66" text:note-class="footnote"><text:note-citation>66</text:note-citation><text:note-body><text:p text:style-name="Footnote">The performing parts for Irízar’s setting are in E-SE: 5/32 (in a copyist’s hand), and E-SE:18/19 contains the the score in the composer’s own hand. Carrión’s performing parts are in E-SE: 28/25.</text:p></text:note-body></text:note> As rare as composers’ scores of <text:soft-page-break/>villancicos are, Irízar’s manuscripts are doubly valuable because this economical 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text:note text:id="ftn67" text:note-class="footnote"><text:note-citation>67</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such correspondence with a colleague in Zaragoza. Carrión likely knew (and probably performed) Irízar’s setting from the archive, but the differences between his text and that of Irízar suggest that Carrión had a separate source for the Sánchez poem, one that was closer to the poem published in Sánchez’s 1688 posthumous works.<text:note text:id="ftn68" text:note-class="footnote"><text:note-citation>68</text:note-citation><text:note-body><text:p text:style-name="Footnote">Sánchez, <text:span text:style-name="T1">Lyra Poética</text:span>, 171–72.</text:p></text:note-body></text:note></text:p>
      <text:p text:style-name="Text_20_body">In the earlier setting, for Corpus Christi 1674 at Segovia Cathedral, Miguel de Irízar creates a musical competition in festival style by pitting his two four-voice choirs against each other in polychoral dialogue (music example 1).<text:note text:id="ftn69" text:note-class="footnote"><text:note-citation>69</text:note-citation><text:note-body><text:p text:style-name="Footnote">Cashner, <text:span text:style-name="T1">Villancicos About Music</text:span>, 133–48. The score includes the heading, “Fiesta del SSantissimo de este año del 1674.”</text:p></text:note-body></text:note> Polychoral dialogu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no se den por sentidos becomes no se den and then no, no.</text:p>
      <text:p text:style-name="Text_20_body">(inser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increases the rate of harmonic motion. The sense of antagonism is <text:soft-page-break/>heightened when one choir interrupts the other with exclamations of no on normally weak beats (mm. 16–17). When Irízar returns to duple meter in m. 25, the voices move in smaller note values (corcheas) and exchange shorter phrases, so that the tempo feels faster (and the actual tempo could certainly be increased here in performance). Each choir’s entrances become more emphatic, repeating tones in simple triads, and Irízar adds more offbeat accents and syncopations, particularly for no se den por sentidos los sentidos in mm. 32–53. The estribillo builds to a climactic peroratio (the rousing conclusion of an oration) with the voices breaking into imitative texture in descending melodic lines.</text:p>
      <text:p text:style-name="Text_20_body">The distinguishing stylistic characteristics of the setting suggest that Irízar is evoking a musical battle topic, a style one may find in batallas for organ as well as other villancicos on military themes.<text:note text:id="ftn70" text:note-class="footnote"><text:note-citation>70</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syncopated 3–3–2 groupings of corcheas (eighth notes) on no se den por sentidos los sentidos as in mm. 31–33.<text:note text:id="ftn71" text:note-class="footnote"><text:note-citation>71</text:note-citation><text:note-body><text:p text:style-name="Footnote">Compare, for example, the anonymous <text:span text:style-name="T1">Batalha</text:span> in P-BRad: Ms. 963, fol. 56; Pedro de Araújo (attrib.), “Batalha de sexto tom. compendiária da primeira,” in <text:span text:style-name="T1">Pedro de Araújo (17. Jahrhundert): Ausgewählte Werke</text:span>, ed. Gerhard Doderer, Organa Hispanica: Iberische Music des 16., 17. und 18. Jahrhunderts für Tasteninstrumente 9 (Heidelberg: Willy Müller/Süddeutscher Musikverlag, 1984).</text:p></text:note-body></text:note> </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aired phrases; each time the second phrase repeats the first, transposed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ext:soft-page-break/>the coplas provide more of an opportunity to teach.</text:p>
      <text:p text:style-name="Text_20_body">Irízar’s villancico seems to speak to a large crowd through bold, unsubtle gestures and sharp contrasts of bright colors. By contrast, Jerónimo de Carrión’s later setting of the same poem invites a more personal reflection (music example 2).<text:note text:id="ftn72" text:note-class="footnote"><text:note-citation>72</text:note-citation><text:note-body><text:p text:style-name="Footnote">Cashner, <text:span text:style-name="T1">Villancicos About Music</text:span>, 149–52.</text:p></text:note-body></text:note> Carrión was capable of the festival style, as in his Qué destemplada armonía (E-SE: 20/5), which almost takes on the dimensions of a cantada. But this setting fits more in the subgenre of tono divino or chamber villancico, a continuo song used in more intimate settings like Eucharistic devotion.<text:note text:id="ftn73" text:note-class="footnote"><text:note-citation>73</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 </text:p>
      <text:p text:style-name="Text_20_body">(insert music example 2)</text:p>
      <text:p text:style-name="Text_20_body">The dialogue and rivalry of the poetic text is embodied now not through polychoral effects but through motivic exchanges between voice and accompaniment. Instead of metrical contrasts from one section to the next, Carrión creates rhythmic contrasts between simultaneous voices. Carrión dramatizes queja (mm. 3–4) with a metrical disagreement between the two voices (normal ternary motion versus the voice’s sesquialtera). The descending pattern of leaps for porque lo que ellos sienten perhaps evokes the sense in tumult, and it creates a certain amount of rhythmic confusion as it moves between voices. Carrión creates a climax through a series of phrases in close imitation between soloist and accompaniment in mm. 18–32 that leads the singer to the top of his register in mm. 35–37. The upward leaps in the last line on no se den (mm. 41–42) contrast with the downward leaping motive of the opening gesture on sentidos (m. 1). The solo setting allows the singer and instrumentalists much more expressive freedom than is possible in a large-ensemble texture, and likewise the individual voice of the singer might encourage a more subjective response in <text:soft-page-break/>individual listeners.</text:p>
      <text:h text:style-name="Heading_20_4" text:outline-level="4">Ranking the Senses in Early Modern Philosophy</text:h>
      <text:p text:style-name="First_20_paragraph">The treatment of the senses in this villancico family reflects a common physiological model of sensation and perception, as educated Spaniards would have learned from the kind of scientific and theological treatises available to them in seminary and convent libraries in Spain and Mexico.<text:note text:id="ftn74" text:note-class="footnote"><text:note-citation>74</text:note-citation><text:note-body><text:p text:style-name="Footnote">Some of these libraries are still preserved in their original location, such as the Monastery of the Escorial in Spain; others are now kept in the state libraries or form the core of smaller rare-book collections. For example, the Biblioteca Palafoxiana and Biblioteca José María Lafragua in Puebla include large holdings with <text:span text:style-name="T1">ex libris</text:span> markings and firemarks of Puebla’s historic seminary libraries.</text:p></text:note-body></text:note> Spanish philosophers taught that vision, not hearing, was the first and highest of the five exterior senses; but hearing superseded the other senses in matters of faith. A typical example is the 1557 natural-philosophy textbook Phisica, Speculatio by an Augustinian friar in New Spain, Alphonsus à Veracruce.<text:note text:id="ftn75" text:note-class="footnote"><text:note-citation>75</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the Dominican friar Luis de Granada’s widely read Spanish Introduction to the Creed of 1583.<text:note text:id="ftn76" text:note-class="footnote"><text:note-citation>76</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were linked to a set of interior senses or faculties, including the affective faculty, in which the sensory stimuli interacted with the balance of bodily humors (table 2).<text:note text:id="ftn77" text:note-class="footnote"><text:note-citation>77</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spiritus animales,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hese exterior and interior senses were part of the ánima sensitiva, the sensing, reasoning soul. In addition to these senses the ánima sensitiva possessed an affective faculty, in <text:soft-page-break/>which the balance of humors in the body interacted with the interior and exterior senses to produce different “passions” or “affects” (Fray Luis uses pasiones and afectos interchangeably). Based on a fundamental dichotomy like magnetism between attraction and repulsion, this “concupiscible” part of the soul experienced three primary pairs of passions: love and hate, desire and fear, joy and sadness. </text:p>
      <text:p text:style-name="Text_20_body">(insert table 2)</text:p>
      <text:p text:style-name="Text_20_body">The act of sensation, then, involved the entire body and soul, in a holistic model that Descartes would later challenge. The external senses differed, though,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78" text:note-class="footnote"><text:note-citation>78</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79" text:note-class="footnote"><text:note-citation>79</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he poetic contests of the senses thus rearrange the traditional scholastic hierarchy by <text:soft-page-break/>putting Hearing at the end for a dramatic climax. Sight comes first, but Hearing, the underdog competitor, triumphs at the last.<text:note text:id="ftn80" text:note-class="footnote"><text:note-citation>80</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The Sánchez villancico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p text:style-name="Text_20_body">While the poem speaks of Faith listening to the music of the senses, the musical settings allow humans to listen in as well. The musical discourse adds its own layer of meaning to the poetic discourse, both by helping listeners imagine the contest of the senses (each setting in its own way), and by turning the poem into an object of sensory perception. The similarities between the settings of Si los sentidos by Irízar and Carrión demonstrate the persistence of concerns about the hearing’s role in faith. Meanwhile the differences between versions reflect different styles not only of composition but of devotional practice in public and private settings.</text:p>
      <text:p text:style-name="Text_20_body"><text:soft-page-break/>Irízar and 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text:p>
      <text:h text:style-name="Heading_20_4" text:outline-level="4">Sensory Confusion</text:h>
      <text:p text:style-name="First_20_paragraph">While the Si los sentidos villancicos may not project as much uncertainty about sensation and faith as does Calderón’s El nuevo palacio del Retiro,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chapter 1 that many villancicos feature auditory “special effects” like echoes, voices imitating instruments, and voices imitating birdsong. Such pieces might be compared to the contemporary rise of trompe l’oeil effects in visual art, like the illusion of the heavens opening in the Transparente of Toledo Cathedral (by Narciso Tomé, 1732) or the false domes painted by Andrea Pozzo and his students on Jesuit church ceilings from Rome to China.<text:note text:id="ftn81" text:note-class="footnote"><text:note-citation>81</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s in the spirit of paradox and enigma.<text:note text:id="ftn82" text:note-class="footnote"><text:note-citation>82</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Marian fragment Porque cuando las voces puedan pintarla (If voices could only paint her, E-Mn: M3881/44).</text:p>
      <text:p text:style-name="Text_20_body">Cristóbal Galán juxtaposes hearing and vision in a villancico for the Conception of Mary.<text:note text:id="ftn83" text:note-class="footnote"><text:note-citation>83</text:note-citation><text:note-body><text:p text:style-name="Footnote">D-Mbs: Mus. ms. 2893, edition in Bernat Cabero Pueyo, <text:span text:style-name="T1">Der Villancico des XVI. und XVII. Jahrhunderts in Spanien</text:span> (Berlin: Dissertation.de, 2000), 567–68.</text:p></text:note-body></text:note> Galán was master of the Royal Chapel from 1680 to 1684, and to judge from copies of his works in multiple archives, his works were performed all across the empire and likely <text:soft-page-break/>served as models for provincial composers who wanted to stay current with trends in Madrid. He had actually preceded Irízar as chapelmaster at Segovia Cathedral from 1664 to 1667.<text:note text:id="ftn84" text:note-class="footnote"><text:note-citation>84</text:note-citation><text:note-body><text:p text:style-name="Footnote">John H. Baron and Jack Sage, “Grove Music Online,” n.d.</text:p></text:note-body></text:note> Galán’s text exhorts listeners to “hear the bird” and “see the voice.” The visual language in this villancico evokes the common iconography of the Holy Spirit as a dove surrounded by golden rays, such as may be seen in the Monastery of the Encarnación in Madrid, where the Royal Chapel frequently performed.<text:note text:id="ftn85" text:note-class="footnote"><text:note-citation>85</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equivocación (confusion) of sight and hearing, which is projected partly through irregular poetic meter (poem example 4).<text:note text:id="ftn86" text:note-class="footnote"><text:note-citation>86</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equivocación through rhythm, notation, and texture. Galán juxtaposes the three voices of Chorus I against the other two choirs by having Chorus I sing primarily in a normal triple-meter motion (with dotted figures intensifying the ternary feeling), while the other two choirs interject ¡Oigan! and ¡Miran! in sesquialtera rhythm.</text:p>
      <text:p text:style-name="Text_20_body">(inser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note text:id="ftn87" text:note-class="footnote"><text:note-citation>87</text:note-citation><text:note-body><text:p text:style-name="Footnote">Kendrick, <text:span text:style-name="T1">Singing Jeremiah</text:span>, 36.</text:p></text:note-body></text:note></text:p>
      <text:p text:style-name="Text_20_body">(insert figure 1)</text:p>
      <text:p text:style-name="Text_20_body">In texture Galán illustrates with qué equivocación literally by setting these words to a <text:soft-page-break/>fugato for equal voices on a long ascending scalar figure (starting with the Tiple II’s stepwise ascent A4–G5). The sudden outburst of polyphonic texture in the midst of primarily homophonic polychoral dialogue could create a more affective sense of confusion as well. As the estribillo continues, Galán increasingly mixes up the music for Oigan todos del ave, the sesquialtera interjections, and the contrapuntal texture of qué equivocación, between the various choirs.</text:p>
      <text:p text:style-name="Text_20_body">Pieces like this describe and seek to incite a condition of sensory overload, an ecstasy in which all the senses blend together in the effort to grasp something that is beyond them.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Impaired Hearers, Incompetent Teachers: “Villancicos of the Deaf”</text:h>
      <text:p text:style-name="First_20_paragraph">In the terms of Athanasius Kircher, such pieces would incite “otherworldly affects and rapture of the mind,” and they would seem to share Kircher’s ideal that a listener who was “carried away beyond himself” in this way would actually move beyond sheer sensory overload and come to “experience the truth of what was said.”<text:note text:id="ftn88" text:note-class="footnote"><text:note-citation>88</text:note-citation><text:note-body><text:p text:style-name="Footnote">Kircher, <text:span text:style-name="T1">Musurgia universalis</text:span>, bk. 7, p. 550.</text:p></text:note-body></text:note> It seems reasonable to assume that those who paid repeatedly for the creation and performance of this kind of villancico believed that this music had the power to overwhelm the senses with poetic and musical ingenuity, and that they saw this kind of “dazzlement” as contributing positively to the goals of church and state (to borrow Olivier Messiaen’s term from a later stage of Catholic musical chapter evangelism). At the same time, though, we might wonder how the creators of this devotional music <text:soft-page-break/>responded to the other strain of post-Tridentine thought about music, more in the ascetic line of leaders like Juan de la Cruz, who were suspicious of music’s powers over the senses and expressed concern that such music would produce no actual fruit, no increase of faith working through hope and charity to contribute to building a virtuous society. As it turns out, villancico poets and composers addressed this topic as well. Several villancicos represent characters who are deaf or hard-of-hearing, creating comic dialogues between these figures and a religious teacher who fails to find a way to make them hear the Word.</text:p>
      <text:p text:style-name="Text_20_body">The final section of this chapter presents two of these villancicos de sordos—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deaf” man.</text:p>
      <text:h text:style-name="Heading_20_4" text:outline-level="4">Laughing at the Deaf: Juan Gutiérrez de Padilla (Puebla, 1651)</text:h>
      <text:p text:style-name="First_20_paragraph">In 1651, only two years after the reforming bishop Juan de Palafox y Mendoza had consecrated a new, but still unfinished, cathedral in Puebla de los Ángeles, the cathedral’s chapelmaster included a “villancico of the deaf” among the villancicos for Christmas Matins. In a piece that begins Óyeme, Toribio and is labeled sordo in the partbooks, Juan Gutiérrez de Padilla created a comic dialogue between a religious teacher and a “deaf” man named Toribio (poem example 5).<text:note text:id="ftn89" text:note-class="footnote"><text:note-citation>89</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This villancico is part of Juan Gutiérrez de Padilla’s earliest surviving complete cycle of Christmas villancicos, and the first extant musical compositions that is known to have been <text:soft-page-break/>performed in the new space.<text:note text:id="ftn90" text:note-class="footnote"><text:note-citation>90</text:note-citation><text:note-body><text:p text:style-name="Footnote">See also Andrew A. Cashner, “Playing Cards at the Eucharistic Table: Music, Theology, and Society in a Corpus Christi Villancico from Colonial Mexico, 1628,” <text:span text:style-name="T1">Journal of Early Modern History</text:span> 18, no. 4 (2014): 383–419; Gustavo Mauleón Rodríguez, ed., <text:span text:style-name="T1">Juan Gutiérrez de Padilla y la época Palafoxiana</text:span> (Puebla: Gobierno del Estado de Puebla, Secretaría de Cultura, 2010).</text:p></text:note-body></text:note> Since Padilla was a member of the Congregation of the Oratory of Philip Neri, whose building in Puebla was consecrated in 1651, these villancicos may have been performed at the oratorio as well. In that venue, dramatic elements like costumes, gestures, and even choreography might have been more likely that in the cathedral; and the group of listeners likely included a broader mixture of people of different social status, who would have listened with somewhat different expectations than those participating in the Christmas Eve liturgy before the new high altar, or those straining to listen in from surrounding spaces. Both the cathedral and the oratorio were designed as spaces in which colonial residents could hear the Word through Scripture, liturgy, preaching, and music. Padilla’s comic “deaf” villancico explicitly plays with the challenges of hearing the faith and making it heard.</text:p>
      <text:p text:style-name="Text_20_body">(insert poem example 5)</text:p>
      <text:p text:style-name="Text_20_body">Padilla sets the anonymous poem as a dialogue between two soloists, each accompanied by a bass reed instrument (Padilla calls the texture of soloist and accompanying instrument a dúo con bajón); followed by a five-voice choral section. Though two key partbooks are missing, including the Tenor I part who played the deaf man, the dialogue can be reconstructed because the lyrics of the deaf man’s part were written in the surviving bass part.<text:note text:id="ftn91" text:note-class="footnote"><text:note-citation>91</text:note-citation><text:note-body><text:p text:style-name="Footnote">In Padilla’s manuscripts, <text:span text:style-name="T1">dúo</text:span> means a single voice at a time with a single instrumental bass line, in this case specified to be played on <text:span text:style-name="T1">bajón</text:span>. The surviving parts for this section are Altus I and Bassus II; the Tenor I and Bassus I partbooks are lost. The Altus I includes the friar’s part, which was probably accompanied by the Bassus I on <text:span text:style-name="T1">bajón</text:span> (lost). The deaf man was played by the Tenor I (lost), accompanied by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text:note text:id="ftn92" text:note-class="footnote"><text:note-citation>92</text:note-citation><text:note-body><text:p text:style-name="Footnote">Thanks to Gustavo Mauleón for making available scans of a few pages of this imprint, held in an anonymous private collection in Puebla.</text:p></text:note-body></text:note></text:p>
      <text:p text:style-name="Text_20_body">Playing with a conventional villancico type of a dialogue between a docto and a simple—a learned man and a simpleton—Padilla’s villancico stages a parody of catechism instruction. The friar’s attempts to communicate with the “deaf” man fail, and this prompts the chorus to warn the congregation against spiritual deafness.</text:p>
      <text:p text:style-name="Text_20_body"><text:soft-page-break/>Padilla dramatizes the two characters’ unsuccessful attempts to communicate through disjunctions of rhythm and mode (music example 3). Rhythmically, Padilla gives the friar relatively refined and elegant musical speech, while the deaf man’s speech is halting and clumsy, as in the offbeat figure on ¿Eh? ¿eh? que no te oigo (Huh? huh? I can’t hear you). The two men interrupt each other and cannot follow each other’s train of thought.</text:p>
      <text:p text:style-name="Text_20_body">(insert music example 3)</text:p>
      <text:p text:style-name="Text_20_body">Padilla illustrates the men’s disagreement by having them fail to concur on where to cadence. Given the one-flat cantus mollis signature, the cadence points articulated by the extant bass part, and the final on F, Padilla probably would have categorized this piece as mode 11 or 12.<text:note text:id="ftn93" text:note-class="footnote"><text:note-citation>93</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us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as though trying to meet Toribio on his level, he moves to cadence on the same note.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Next the Altus I singer, who has been representing the friar, addresses the congregation like a preacher: “The laughter of the dawn will turn to sobs,” he says—referring to the Virgin Mary—when, having given birth to the Word Incarnate, “her eyes see deaf men.” Padilla sets the final phrase about deaf men with ten blackened notes in mensural coloration. Where Galán used musical coloration as a symbol of blindness, here Padilla would seem to use the same symbol to point to a deficit in hearing. This phrase forms a pattern known in rhetorical terms <text:soft-page-break/>as catabasis as it descends in a leaping melodic sequence. </text:p>
      <text:p text:style-name="Text_20_body">When the rest of Chorus I joins in for the responsión, their repeated dotted rhythm suggests vivacious laughter and comic offbeat sobs on sollozos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music example 4)</text:p>
      <text:p text:style-name="Text_20_body">Padilla uses his characteristic mixture of sophisticated musical technique, high-minded theology, and low caricature to exploit the deaf for the amusement of the hearing, making them into a warning against spiritual deafness. The “deaf men” that will make Mary weep are all people whose ears have been stopped by sin and cannot hear the divine Word of Christ with faith. This concept recalls the definition of sordo in the 1611 Spanish dictionary of Sebastián de Covarrubias, who defines the sordo, not as one who is unable to hear, but rather as “he who does not hear.” He adds, “There is no worse kind of deaf man than the one who is unwilling to hear.”<text:note text:id="ftn94" text:note-class="footnote"><text:note-citation>94</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h text:style-name="Heading_20_4" text:outline-level="4">Learning from the Deaf: Matías Ruíz (Madrid, 1671)</text:h>
      <text:p text:style-name="First_20_paragraph">The last example, the Villancico de los sordos by Matías Ruiz (E-E: Mús. 83-12), invites more sympathy for the deaf and extends its parody to the catechist as well (poem example 6). The poetry imprint survives from the first performance by the Royal Chapel at Madrid’s Convent of the Incarnation in 1671, where Ruiz was chapelmaster.<text:note text:id="ftn95" text:note-class="footnote"><text:note-citation>95</text:note-citation><text:note-body><text:p text:style-name="Footnote">“Villancicos que se han de cantar en el Real Convento de la Encarnación, la Noche de Navidad, Este Año de 1671” (Madrid, 1671); Robert Stevenson, “Grove Music Online,” n.d.</text:p></text:note-body></text:note> Here the sordo is a hard-of-hearing man, “very learned in humane letters”—a doddering old university professor, or perhaps a <text:soft-page-break/>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poem example 6)</text:p>
      <text:p text:style-name="Text_20_body">The piece begins with soloist and chorus gleefully crying “On with the deaf man!” rather like a bunch of high-school bullies, telling everyone to speak up so he can hear. When the catechist and the sordo enter, Ruiz illustrates their inability to understand each other with contrasting styles. The deaf man’s musical speech is abrupt, uncouth, and loud, fitting with the friar’s mockery of the deaf man’s unmodulated voice (music example 5). The deaf man bursts on the scene with a scale from the top of his register to the bottom (F4 to G3). The descent across the registers or passaggi of the voice would encourage the singer to bawl the phrases in a coarse tone of voice, so that ironically, a character who cannot hear is marked for the audience by the sound he makes.</text:p>
      <text:p text:style-name="Text_20_body">(inser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parodied catechism lesson presented in the coplas, the friar quizzes his pupil on the same key doctrines of Christmas emphasized by contemporary theological writers both scholastic and pastoral.<text:note text:id="ftn96" text:note-class="footnote"><text:note-citation>96</text:note-citation><text:note-body><text:p text:style-name="Footnote">See chapter <text:span text:style-name="T2">??</text:span> for a discussion of such classic tropes of Christmas preaching in villancicos. </text:p></text:note-body></text:note> Tell, sordo, he asks, how did God fulfill his word to the prophet-king David? What motivated Christ to become incarnate? But the deaf man mishears every <text:soft-page-break/>statement: he mistakes sordo for gordo (chubby), and hears profeta (prophet) as estafeta (mailman).</text:p>
      <text:p text:style-name="Text_20_body">His supposed learning in the humanities leads only to confusion. When the friar says el portal es nuestro alivio (the stable is our remedy), the deaf man thinks he is citing Tito Libio. Since the catechist has just been lauding the bailes (dances) of Christmas, the humanist is puzzled: he has read the Classical historian Livy, he says, but Livy doesn’t say anything about frailes (friars).</text:p>
      <text:p text:style-name="Text_20_body">Hearing that the child Jesus is shivering with cold, the deaf man suggests he drink hot chocolate. The friar reassures him, “the Queen”—the Virgin Mary—is keeping the child bundled, such that he glows (arde) with warmth. The deaf man now seems to feel that at last he has figured out what they are talking about, and sums up with satisfaction, Esta es, por la mañana y tarde, la Reina de las bebidas (Chocolate is, morning and evening, the Queen of beverages).</text:p>
      <text:p text:style-name="Text_20_body">We can imagine that Ruiz’s deaf man would invite the sympathies of listeners. He is an earthy, common character, keenly aware of the chill, as many older men are. The deaf man even explicitly asks not to be mocked: since he cannot hear the nine choirs of Christmas angels, he asks them to “sing out loudly”—“as long as they don’t say anything bad about me.” </text:p>
      <text:p text:style-name="Text_20_body">The deaf man’s bumbling but endearing statements contrast strikingly with the friar’s abstract theology and clichéd poetic language. The characters represent contrasting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note text:id="ftn97" text:note-class="footnote"><text:note-citation>97</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What the <text:soft-page-break/>man lacks in knowledge, though, he makes up in heartfelt devotion, doting on the baby Jesus.</text:p>
      <text:p text:style-name="Text_20_body">On the balance, though, the piece still uses deafness as a negative symbol. When the chorus sings that “the deaf are those who neither listen nor understand the sound,” they use the term son, which the dictionary of Covarrubias defines as a kind of dance. Indeed, this villancico features a distinctive harmonic and rhythmic pattern with alternating ternary and sesquialtera groupings, which are most clear on the phrase los que no escuchan ni entienden el son (music example 6). This pattern bears a close resemblance to dance forms known as son today—most obviously, the Mexican huarache familiar from the song “America” in Leonard Bernstein’s West Side Story.<text:note text:id="ftn98" text:note-class="footnote"><text:note-citation>98</text:note-citation><text:note-body><text:p text:style-name="Footnote"><text:span text:style-name="T1">Grove Music Online</text:span>, s. v. <text:span text:style-name="T1">huarache</text:span>; Elizabeth A. Wells, <text:span text:style-name="T1">West Side Story: Cultural Perspectives on an American Musical</text:span> (Lanham, MD: Scarecrow Press, 2011).</text:p></text:note-body></text:note> Just as in the contests of the senses, then, music is the paradigm of faithful hearing; those who can’t pick up the tune, spiritually speaking, are the truly deaf.</text:p>
      <text:p text:style-name="Text_20_body">(insert music example 6) )</text:p>
      <text:p text:style-name="Text_20_body">Where did this theology of hearing leave actual people with hearing disabilities? At the same time as these caricatures of the deaf were performed, the Spanish churchman Juan Pablo Bonet was laying the foundations of modern deaf education.<text:note text:id="ftn99" text:note-class="footnote"><text:note-citation>99</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hese villancicos, though, do not offer much hope for actual people with disabilities. While Calderón’s Judaism heard Faith without faith, the deaf men in villancicos cannot even hear Faith to begin with.</text:p>
      <text:p text:style-name="Text_20_body">Whether these pieces accomplished anything more than amusing hearers by reinforcing their prejudices is a question that haunts the whole repertoire of Spanish devotional music—and one that should give modern performers pause before reviving some villancicos.<text:note text:id="ftn100" text:note-class="footnote"><text:note-citation>100</text:note-citation><text:note-body><text:p text:style-name="Footnote">Cashner, <text:span text:style-name="T1">Villancicos About Music</text:span>, 7.</text:p></text:note-body></text:note> This problem is especially vexing in the “ethnic” villancicos, which represent Africans and other non-Castilian groups through caricatured deformations of speech and music.<text:note text:id="ftn101" text:note-class="footnote"><text:note-citation>101</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text:p></text:note-body></text:note> These pieces appear to welcome people from the margins of society to Christ’s stable, or around his altar, and thereby raise their status; but the stereotyped representation actually <text:soft-page-break/>reinforces their position at the bottom of the social hierarchy. </text:p>
      <text:h text:style-name="Heading_20_3" text:outline-level="3">Failures of Faithful Hearing</text:h>
      <text:p text:style-name="First_20_paragraph">These villancicos depict failures of faithful hearing as a call for disciplined listening. The villancicos of the deaf fit in with a characteristic tendency of Roman Catholics after Trent to critique the poor level of theological knowledge among the lay people and the low quality of teaching among the clergy.<text:note text:id="ftn102" text:note-class="footnote"><text:note-citation>102</text:note-citation><text:note-body><text:p text:style-name="Footnote">Kamen, <text:span text:style-name="T1">Early Modern European Society</text:span>, 56–57.</text:p></text:note-body></text:note> In the vernacular catechism discussed at the beginning of this chapter, the Augustinian friar Antonio de Azevedo describes real-life scenes of failed catechesis:</text:p>
      <text:p text:style-name="Quotations">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bozales] in the matters of faith, that if you would ask them, how many are the persons of the Holy Trinity, some would say that they are seven, and others, fifteen; and others say about twenty—of this I am a good witness.</text:p>
      <text:p text:style-name="Quotations">And a principal friar of my order, I’ve heard that once he was asking a woman how many [persons in the Trinity] there were, and she said, “Fifteen.” And he said, “Ay, is that really your answer?” And then she wanted to correct herself, and she said, “Ay Señor, I think I was wrong—I’ll say there are five hundred.”<text:note text:id="ftn103" text:note-class="footnote"><text:note-citation>103</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illiterate laypeople but the friars and clergy who have failed to teach the basics of faith in a plain way, as Azevedo himself endeavors to do in his book:</text:p>
      <text:p text:style-name="Quotations"><text:soft-page-break/>It is a shame to see the ignorance that there is in many, in things of such importance […]. Because even though the religious orders and those who preach do declare the gospel, they do not explain the ABCs [b, a, ba] of Christianity; they do not want to deal with giving milk because this is the task of mothers, those lordly Curates or Orators, who are responsible for this task, and what I have described is their fault.<text:note text:id="ftn104" text:note-class="footnote"><text:note-citation>104</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and fail to adapt their disciples’ capacity, rather than motherly teachers who spell out the fundamentals of Christian faith. Both pieces illustrate the difference in language and understanding through appropriate contrasts of musical style.</text:p>
      <text:p text:style-name="Text_20_body">What does it mean, then, that this music invites hearers to laugh at the Church’s incompetent teachers? After all, the friars are caricatured just as much as the deaf men are. Padilla’s piece was performed at the epicenter of religious reform in the New World, and Ruíz’s piece may have been heard by the royal defender of the faith Charles II. The function of villancicos must be more complex than the imposition of dogma. Few villancicos of the seventeenth century would satisfy Azevedo’s call to teach the “b, a, ba of Christianity.” As the severity of the years after Trent gave way to Baroque aesthetics that valued more elaborate forms of expression, even the comic villancicos involved learned plays of language and music, like the Classical references in Ruiz’s poetic text, or the play on modal cadences and black notation of Padilla’s music. Composers of villancicos in the seventeenth century seem to have followed an ideal closer to Kircher’s Jesuit ideal of affectively powerful sacred music attuned to the varying desires of a broad audience. The depictions of imperfect hearing in the villancicos of the deaf, in fact, depended on the attention of listeners with well-trained ears.</text:p>
      <text:h text:style-name="Heading_20_4" text:outline-level="4"><text:soft-page-break/>“Make a Hedge around Your Ears”</text:h>
      <text:p text:style-name="First_20_paragraph">To understand the role of villancicos in the dynamics of hearing and faith, then, we must consider these performative texts as more than just one-way transmissions of religious teaching from the Church to listening worshipers.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It is clear from a rare listener’s account of a villancico that not everyone felt adequately trained to appreciate this music. The chronicler of a Zaragoza festival in 1724 praises the performance by the musicians of the city’s two principal churches, El Pilar and La Seo, leaning heavily on a stock vocabulary for musical encomium:</text:p>
      <text:p text:style-name="Quotations">During the whole event, the senses were enchanted with an imponderable spell by the sweet, solemn, and sonorous harmony, with which the two chapels, united to this end by the chapter, officiated the Mass, and since in the short time that was given to their Masters for composition, it was necessary that they employed, in competition, the most exquisite skill [primor] of the art, which should be credited mutually to the virtuosity [destreza] of the voices and the well-adjusted management of the instruments. Each Master set to music one of the following villancicos [included in the chronicle], which were part of the design of the chapter’s order.</text:p>
      <text:p text:style-name="First_20_paragraph">“The two villancicos were sung nobly, and were heard with pleasure,” he writes, but, truth be <text:soft-page-break/>told, “it would have been even better, if every ear was intelligent in points of consonance.”<text:note text:id="ftn105" text:note-class="footnote"><text:note-citation>105</text:note-citation><text:note-body><text:p text:style-name="Footnote"><text:span text:style-name="T1">Relacion historica, y panegyrica de las fiestas, qve la civdad de Zaragoza dispvso, con motivo del decreto, en qve la Santidad de Inocencio XIII. concediò para todo este Arzobispadio, el OFICIO proprio de la APARICION de Nuestra Señora del PILAR, en el de la Dedicacion de los dos Santos Templos del Salvador, y del Pilar </text:span>(Zaragoza: Ayuntamiento de Zaragoza, 1990), 97: “Todo el rato que durò la Funcion, tuvo en imponderable embeleso à los sentidos, la dulce, grave, y sonora harmonìa, con que oficiaron la Missa las dos Capillas, unidas à este fin por el Cabildo, y prevenidas de que en el corto plazo que se diò à sus Maestros para la composicion, havia de emplearse, à competencia, el primor mas exquisito del Arte, que acreditasse mutuamente la destreza de las vozes, con el ajustado manejo de los instrumentos. Cada Maestro puso en musica uno de los Villancicos siguientes, que fueron parte del desempeño de la orden del Cabildo: los dos se cantaron con gala, y se oyeron con gusto; pero aun huviera sido mayor, si todos los oìdos fuessen inteligentes, en puntos de consonancia.” The language used to describe music reiterates a set of key vocabulary that appears in most of the texts of villancicos about music in this study—<text:span text:style-name="T1">dulce, grave, y sonora armonía</text:span>, <text:span text:style-name="T1">primor</text:span>, <text:span text:style-name="T1">destreza</text:span>, <text:span text:style-name="T1">puntos de consonancia</text:span>.</text:p></text:note-body></text:note></text:p>
      <text:p text:style-name="Text_20_body">Moreover, in the anxious theological climate of early modern Spain, not even an aural-skills course would meet the more pressing demand for spiritual discipline in listening. A moral emblem from 1610 by dictionary author Sebastián de Covarrubias shows two fragile human ears, protected from the four winds by a crown of thorns (figure 2). Its Latin motto, from Ecclesiasticus 28:28, reads, “Make a hedge around your hears with thorns.”<text:note text:id="ftn106" text:note-class="footnote"><text:note-citation>106</text:note-citation><text:note-body><text:p text:style-name="Footnote">Sebastián de Covarrubias Orozco, <text:span text:style-name="T1">Emblemas morales</text:span> (Madrid, 1610), 202: “SEPI AVRES TVAS SPINIS.”</text:p></text:note-body></text:note> In the double explanation of the emblem, first in vernacular poetry, then in prose, readers who contemplated this image and its possible interpretations were advised to shield their ears “from hearing flattery, gossip, lies, and false doctrines; and so that these things will not reach our ears we must put a strong fence around them, and protect it with thorns.”<text:note text:id="ftn107" text:note-class="footnote"><text:note-citation>107</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 yourself safe, take refuge in Christ and his crown.”<text:note text:id="ftn108" text:note-class="footnote"><text:note-citation>108</text:note-citation><text:note-body><text:p text:style-name="Footnote">Ibid., 202: “En esta vida, que es vna milica,/ Si asegurar quisieres tu persona,/ Amparate de Christo, y su corona.”</text:p></text:note-body></text:note></text:p>
      <text:p text:style-name="Text_20_body">(insert figure 2)</text:p>
      <text:p text:style-name="Text_20_body">Spanish devotional music of the seventeenth century appealed to the ears of diverse people at different levels; but it challenged all of them to “temper” their own hearing, as the Segovia villancicos say, lest the Church’s musical proclamation of faith fall on “deaf ears.” The fundamental Tridentine problem, of making faith appeal to hearing by both accommodating the senses and training them, remained a challenge for Catholics, both those who would teach through speech or song and those who would 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writing-mode="pag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master-page-name="">
      <style:paragraph-properties fo:margin-left="0.25in" fo:margin-right="0.25in" fo:margin-top="0in" fo:margin-bottom="0in" loext:contextual-spacing="false" fo:text-indent="0in" style:auto-text-indent="false" style:page-number="auto" style:writing-mode="page"/>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Libertinus Mono" fo:font-family="'Libertinus Mono'" style:font-style-name="Regular"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master-page-name="">
      <loext:graphic-properties draw:fill="none"/>
      <style:paragraph-properties fo:margin-left="0.0299in" fo:margin-right="0.0299in" fo:margin-top="0in" fo:margin-bottom="0in" loext:contextual-spacing="false" fo:text-indent="0in" style:auto-text-indent="false" style:page-number="auto" fo:background-color="transparent" style:shadow="none" text:number-lines="false" text:line-number="0" style:writing-mode="page">
        <style:tab-stops/>
      </style:paragraph-properties>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left="0in" fo:margin-right="0in" fo:text-indent="0in" style:auto-text-indent="false" style:page-number="auto"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Part " style:num-suffix="." style:num-format="">
        <style:list-level-properties text:min-label-distance="0.15in"/>
      </text:outline-level-style>
      <text:outline-level-style text:level="2" style:num-prefix="Chapter " style:num-suffix="."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8-04-24T14:26:31.505980711</dc:date>
    <meta:editing-duration>PT19M4S</meta:editing-duration>
    <meta:editing-cycles>6</meta:editing-cycles>
    <meta:generator>LibreOffice/5.4.6.2$Linux_X86_64 LibreOffice_project/40$Build-2</meta:generator>
    <meta:document-statistic meta:table-count="0" meta:image-count="0" meta:object-count="0" meta:page-count="58" meta:paragraph-count="278" meta:word-count="18420" meta:character-count="114127" meta:non-whitespace-character-count="96087"/>
  </office:meta>
</office:document-meta>
</file>